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Compare.writeHeader( PrintWriter resul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ileCompare.compareBytes( File file1 , File file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ileCompare.compareFiles( File f1 , File f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Compare.setReferenceDirectory( String referenceDire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Compare.filesExist( File oldFile , File new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ileCompare.compareFileSize( File oldFile , File new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Compare.setTestDirectory( String testDire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Compare.execu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FileCompare.setFilenames( String filenam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